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enisi,</text:p>
      <text:p text:style-name="Normal">V tento svátek srdcí bych Ti ráda připomněla, jak úžasné je sdílet s Tebou čínské znamení Opice. Naše spojení je jako hbitý tanec mezi stromy, plné chytrosti a obratnosti, kde se každý krok mění v nečekané piruety. Tvá přítomnost je pro mě záhadou plnou zábavy a nekonečných dobrodružství.</text:p>
      <text:p text:style-name="Normal">Chtěla bych ti přát, aby tvůj archanděl Uriel osvětlil všechny tvé cesty a vedl tě skrze záhady každodennosti s jasností, která ti je vrozená. Ať je tento den plný úsměvů, které vykouzlíš u ostatních stejně snadno, jako magický trik. Sdílet s tebou Opici znamená být součástí něčeho nečekaně nádherného a neopakovatelného. S laskavostí a hravostí, které nás obklopují, kráčejme společně touto pestrým svět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